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Jonath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Total</text:p>
          </table:table-cell>
          <table:table-cell table:formula="of:=SUM([.B1:.B15])" office:value-type="float" office:value="18.5" calcext:value-type="float">
            <text:p/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 Model</text:p>
          </table:table-cell>
          <table:table-cell/>
          <table:table-cell office:value-type="string" calcext:value-type="string">
            <text:p>Arnaud</text:p>
          </table:table-cell>
          <table:table-cell table:formula="of:=SUMIF([.A1:.A15];[.E2];[.B1:.B15])" office:value-type="float" office:value="6.5" calcext:value-type="float">
            <text:p/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Strategy</text:p>
          </table:table-cell>
          <table:table-cell/>
          <table:table-cell office:value-type="string" calcext:value-type="string">
            <text:p>Benoît</text:p>
          </table:table-cell>
          <table:table-cell table:formula="of:=SUMIF([.A1:.A15];[.E3];[.B1:.B15])" office:value-type="float" office:value="6.5" calcext:value-type="float">
            <text:p/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 of blur on Fourier</text:p>
          </table:table-cell>
          <table:table-cell/>
          <table:table-cell office:value-type="string" calcext:value-type="string">
            <text:p>Geoffroy</text:p>
          </table:table-cell>
          <table:table-cell table:formula="of:=SUMIF([.A1:.A15];[.E4];[.B1:.B15])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n</text:p>
          </table:table-cell>
          <table:table-cell/>
          <table:table-cell office:value-type="string" calcext:value-type="string">
            <text:p>Jonathan</text:p>
          </table:table-cell>
          <table:table-cell table:formula="of:=SUMIF([.A1:.A15];[.E5];[.B1:.B15])" office:value-type="float" office:value="2.5" calcext:value-type="float">
            <text:p/>
          </table:table-cell>
        </table:table-row>
        <table:table-row table:style-name="ro1">
          <table:table-cell office:value-type="string" calcext:value-type="string">
            <text:p>Geoff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st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Wiener-reg-analyse résultat des 3 deco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ucy-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omp 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 esti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 esti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oî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y+Wiener cam</text:p>
          </table:table-cell>
          <table:table-cell office:value-type="string" calcext:value-type="string">
            <text:p>Je risque d'être sh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nus i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ure developm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4T12:36:43.453845862</dc:date>
    <dc:creator>Benoît </dc:creator>
    <meta:document-statistic meta:table-count="1" meta:cell-count="56" meta:object-count="0"/>
    <meta:generator>LibreOffice/4.2.3.3$Linux_X86_64 LibreOffice_project/420m0$Build-3</meta:generator>
  </office:meta>
</office:document-meta>
</file>